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láro,</text:p>
      <text:p text:style-name="Normal">v tento den plný lásky a kouzla, přicházím s přáním, ve kterém se snoubí nejen naše srdce, ale také naše duchovní světy. Sdílíme spolu andělské číslo 3, které je symbolem růstu, kreativity a vnitřní krásy. Je to znamení, že naše spojení není jen hrou osudu, ale i pečlivě vybranou cestou, po které nás vede anděl Jophiel. Jeho energie nás spojuje ve snaze odkrýt krásu světa a vytvářet ho lépe, každým naším společným krokem.</text:p>
      <text:p text:style-name="Normal">Díky Jophielovi jsme oba obdařeni schopností vidět svět skrze prizmu pozitivity a krásy, která není viditelná pouhým okem. Naše myšlenky a sny, plné tvůrčí energie, se vzájemně doplňují a vytvářejí tak nádherný obraz života, jaký si společně představujeme. Naše andělské číslo 3 je naším tajným kódem, znakem věčné světelné cesty, na které se společně vydáváme. Ve světle této lásky a společného duchovna, přeji nám oběma, abychom nikdy neztratili schopnost vidět krásu kolem nás a v sobě, a aby naše cesta byla osvětlena jasným světlem anděla Jophiela, který nás chrání a ved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